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0a" officeooo:paragraph-rsid="000ca8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ioooo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37:21.042132139</meta:creation-date>
    <dc:date>2025-08-13T10:39:59.516121958</dc:date>
    <meta:editing-duration>PT2M38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7"/>
    <meta:generator>LibreOffice/24.2.7.2$Linux_X86_64 LibreOffice_project/420$Build-2</meta:generator>
  </office:meta>
</office:document-meta>
</file>